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30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673in"/>
    </style:style>
    <style:style style:name="co4" style:family="table-column">
      <style:table-column-properties fo:break-before="auto" style:column-width="0.2925in"/>
    </style:style>
    <style:style style:name="co5" style:family="table-column">
      <style:table-column-properties fo:break-before="auto" style:column-width="0.44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物品价格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</table:table-row>
      </table:table>
      <table:table table:name="交换" table:style-name="ta1">
        <table:table-column table:style-name="co2" table:number-columns-repeated="10" table:default-cell-style-name="Default"/>
        <table:table-row table:style-name="ro2">
          <table:table-cell/>
          <table:table-cell office:value-type="string" calcext:value-type="string">
            <text:p>小伊 ()悟</text:p>
          </table:table-cell>
          <table:table-cell/>
          <table:table-cell office:value-type="string" calcext:value-type="string">
            <text:p>Mr 韩</text:p>
          </table:table-cell>
          <table:table-cell/>
          <table:table-cell table:formula="of:=1/40000" office:value-type="float" office:value="0.000025" calcext:value-type="float">
            <text:p>2.5E-05</text:p>
          </table:table-cell>
          <table:table-cell table:number-columns-repeated="3"/>
          <table:table-cell office:value-type="string" calcext:value-type="string">
            <text:p>酒后的拉丁</text:p>
          </table:table-cell>
        </table:table-row>
        <table:table-row table:style-name="ro1">
          <table:table-cell/>
          <table:table-cell office:value-type="string" calcext:value-type="string">
            <text:p>散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兔子</text:p>
          </table:table-cell>
          <table:table-cell office:value-type="float" office:value="5500" calcext:value-type="float">
            <text:p>5500</text:p>
          </table:table-cell>
          <table:table-cell/>
          <table:table-cell office:value-type="float" office:value="0.17" calcext:value-type="float">
            <text:p>0.17</text:p>
          </table:table-cell>
          <table:table-cell table:number-columns-repeated="2"/>
          <table:table-cell table:formula="of:=[.$F$1]*[.B3]" office:value-type="float" office:value="0.1375" calcext:value-type="float">
            <text:p>0.1375</text:p>
          </table:table-cell>
          <table:table-cell table:formula="of:=[.D3]/[.G3]" office:value-type="float" office:value="1.23636363636364" calcext:value-type="float">
            <text:p>1.23636363636364</text:p>
          </table:table-cell>
          <table:table-cell/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风车</text:p>
          </table:table-cell>
          <table:table-cell office:value-type="float" office:value="27000" calcext:value-type="float">
            <text:p>27000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2"/>
          <table:table-cell table:formula="of:=[.$F$1]*[.B4]" office:value-type="float" office:value="0.675" calcext:value-type="float">
            <text:p>0.675</text:p>
          </table:table-cell>
          <table:table-cell table:formula="of:=[.D4]/[.G4]" office:value-type="float" office:value="1.33333333333333" calcext:value-type="float">
            <text:p>1.33333333333333</text:p>
          </table:table-cell>
          <table:table-cell/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5500" calcext:value-type="float">
            <text:p>5500</text:p>
          </table:table-cell>
          <table:table-cell/>
          <table:table-cell office:value-type="float" office:value="0.09" calcext:value-type="float">
            <text:p>0.09</text:p>
          </table:table-cell>
          <table:table-cell table:number-columns-repeated="2"/>
          <table:table-cell table:formula="of:=[.$F$1]*[.B5]" office:value-type="float" office:value="0.1375" calcext:value-type="float">
            <text:p>0.1375</text:p>
          </table:table-cell>
          <table:table-cell table:formula="of:=[.D5]/[.G5]" office:value-type="float" office:value="0.654545454545454" calcext:value-type="float">
            <text:p>0.654545454545454</text:p>
          </table:table-cell>
          <table:table-cell/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帐篷</text:p>
          </table:table-cell>
          <table:table-cell office:value-type="float" office:value="3300" calcext:value-type="float">
            <text:p>3300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2"/>
          <table:table-cell table:formula="of:=[.$F$1]*[.B6]" office:value-type="float" office:value="0.0825" calcext:value-type="float">
            <text:p>0.0825</text:p>
          </table:table-cell>
          <table:table-cell table:formula="of:=[.D6]/[.G6]" office:value-type="float" office:value="0.96969696969697" calcext:value-type="float">
            <text:p>0.96969696969697</text:p>
          </table:table-cell>
          <table:table-cell/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草</text:p>
          </table:table-cell>
          <table:table-cell office:value-type="float" office:value="8500" calcext:value-type="float">
            <text:p>8500</text:p>
          </table:table-cell>
          <table:table-cell/>
          <table:table-cell office:value-type="float" office:value="0.22" calcext:value-type="float">
            <text:p>0.22</text:p>
          </table:table-cell>
          <table:table-cell table:number-columns-repeated="2"/>
          <table:table-cell table:formula="of:=[.$F$1]*[.B7]" office:value-type="float" office:value="0.2125" calcext:value-type="float">
            <text:p>0.2125</text:p>
          </table:table-cell>
          <table:table-cell table:formula="of:=[.D7]/[.G7]" office:value-type="float" office:value="1.03529411764706" calcext:value-type="float">
            <text:p>1.03529411764706</text:p>
          </table:table-cell>
          <table:table-cell/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火箭</text:p>
          </table:table-cell>
          <table:table-cell office:value-type="float" office:value="70000" calcext:value-type="float">
            <text:p>70000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2"/>
          <table:table-cell table:formula="of:=[.$F$1]*[.B8]" office:value-type="float" office:value="1.75" calcext:value-type="float">
            <text:p>1.75</text:p>
          </table:table-cell>
          <table:table-cell table:formula="of:=[.D8]/[.G8]" office:value-type="float" office:value="1.02857142857143" calcext:value-type="float">
            <text:p>1.02857142857143</text:p>
          </table:table-cell>
          <table:table-cell/>
          <table:table-cell office:value-type="float" office:value="1.8" calcext:value-type="float">
            <text:p>1.8</text:p>
          </table:table-cell>
        </table:table-row>
      </table:table>
      <table:table table:name="2020060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30" calcext:value-type="float">
            <text:p>3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3]*[.C3]" office:value-type="float" office:value="420" calcext:value-type="float">
            <text:p>4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8])" office:value-type="float" office:value="5500" calcext:value-type="float">
            <text:p>5500</text:p>
          </table:table-cell>
          <table:table-cell table:formula="of:=5500-[.D19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6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8])" office:value-type="float" office:value="5500" calcext:value-type="float">
            <text:p>5500</text:p>
          </table:table-cell>
          <table:table-cell table:formula="of:=5500-[.D19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3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3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4" calcext:value-type="float">
            <text:p>4</text:p>
          </table:table-cell>
          <table:table-cell table:formula="of:=[.B3]*[.C3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1]*[.C1]" office:value-type="float" office:value="540" calcext:value-type="float">
            <text:p>5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7" calcext:value-type="float">
            <text:p>7</text:p>
          </table:table-cell>
          <table:table-cell table:formula="of:=[.B3]*[.C3]" office:value-type="float" office:value="210" calcext:value-type="float">
            <text:p>2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1]*[.C1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2500" calcext:value-type="float">
            <text:p>2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2]*[.C2]" office:value-type="float" office:value="420" calcext:value-type="float">
            <text:p>4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60" calcext:value-type="float">
            <text:p>3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formula="of:=[.B1]*[.C1]" office:value-type="float" office:value="4500" calcext:value-type="float">
            <text:p>4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9" calcext:value-type="float">
            <text:p>9</text:p>
          </table:table-cell>
          <table:table-cell table:formula="of:=[.B1]*[.C1]" office:value-type="float" office:value="270" calcext:value-type="float">
            <text:p>27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6" calcext:value-type="float">
            <text:p>16</text:p>
          </table:table-cell>
          <table:table-cell table:formula="of:=[.B1]*[.C1]" office:value-type="float" office:value="960" calcext:value-type="float">
            <text:p>9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240" calcext:value-type="float">
            <text:p>2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3]*[.C3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9]*[.C9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0]*[.C10]" office:value-type="float" office:value="3500" calcext:value-type="float">
            <text:p>3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1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1]*[.C1]" office:value-type="float" office:value="30" calcext:value-type="float">
            <text:p>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style-name="ce2" table:formula="of:=[.B3]*[.C3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style-name="ce2" table:formula="of:=[.B5]*[.C5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6]*[.C6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8])" office:value-type="float" office:value="5500" calcext:value-type="float">
            <text:p>5500</text:p>
          </table:table-cell>
          <table:table-cell table:formula="of:=5500-[.D9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50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90" calcext:value-type="float">
            <text:p>9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6]*[.C6]" office:value-type="float" office:value="3500" calcext:value-type="float">
            <text:p>3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4]*[.C4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3600" calcext:value-type="float">
            <text:p>3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table:style-name="ce2" table:formula="of:=[.B3]*[.C3]" office:value-type="float" office:value="4500" calcext:value-type="float">
            <text:p>4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5]*[.C5]" office:value-type="float" office:value="150" calcext:value-type="float">
            <text:p>15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4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1]*[.C1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[.B2]*[.C2]" office:value-type="float" office:value="1020" calcext:value-type="float">
            <text:p>1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1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3200" calcext:value-type="float">
            <text:p>3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table:formula="of:=[.B3]*[.C3]" office:value-type="float" office:value="1350" calcext:value-type="float">
            <text:p>13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8" calcext:value-type="float">
            <text:p>8</text:p>
          </table:table-cell>
          <table:table-cell table:formula="of:=[.B1]*[.C1]" office:value-type="float" office:value="480" calcext:value-type="float">
            <text:p>4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12]*[.C12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4]*[.C4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5" calcext:value-type="float">
            <text:p>5</text:p>
          </table:table-cell>
          <table:table-cell table:formula="of:=[.B3]*[.C3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4800" calcext:value-type="float">
            <text:p>4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7]*[.C7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number-columns-repeated="61"/>
        </table:table-row>
      </table:table>
      <table:table table:name="202004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4]*[.C4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2" table:formula="of:=[.B5]*[.C5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style-name="ce2"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table:number-columns-repeated="2"/>
          <table:table-cell table:style-name="ce2" table:number-columns-repeated="62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0" calcext:value-type="float">
            <text:p>0</text:p>
          </table:table-cell>
          <table:table-cell table:formula="of:=5500*2-[.D43]" office:value-type="float" office:value="11000" calcext:value-type="float">
            <text:p>11000</text:p>
          </table:table-cell>
          <table:table-cell table:number-columns-repeated="59"/>
        </table:table-row>
      </table:table>
      <table:table table:name="202004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1]*[.C1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style-name="ce2" table:formula="of:=[.B2]*[.C2]" office:value-type="float" office:value="900" calcext:value-type="float">
            <text:p>9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3]*[.C3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B4]*[.C4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style-name="ce2" table:formula="of:=[.B5]*[.C5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2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2" table:formula="of:=[.B7]*[.C7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20" calcext:value-type="float">
            <text:p>5520</text:p>
          </table:table-cell>
          <table:table-cell table:formula="of:=5500-[.D17]" office:value-type="float" office:value="-20" calcext:value-type="float">
            <text:p>-2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29]*[.C29]" office:value-type="float" office:value="100" calcext:value-type="float">
            <text:p>100</text:p>
          </table:table-cell>
          <table:table-cell table:style-name="ce2" table:number-columns-repeated="60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100" calcext:value-type="float">
            <text:p>100</text:p>
          </table:table-cell>
          <table:table-cell table:formula="of:=5500*2-[.D43]" office:value-type="float" office:value="10900" calcext:value-type="float">
            <text:p>10900</text:p>
          </table:table-cell>
          <table:table-cell table:number-columns-repeated="59"/>
        </table:table-row>
      </table:table>
      <table:table table:name="202003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formula="of:=[.B2]*[.C2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[.B3]*[.C3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4" calcext:value-type="float">
            <text:p>14</text:p>
          </table:table-cell>
          <table:table-cell table:formula="of:=[.B4]*[.C4]" office:value-type="float" office:value="2100" calcext:value-type="float">
            <text:p>21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2" calcext:value-type="float">
            <text:p>2</text:p>
          </table:table-cell>
          <table:table-cell table:formula="of:=[.B5]*[.C5]" office:value-type="float" office:value="1200" calcext:value-type="float">
            <text:p>1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7]*[.C7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formula="of:=[.B8]*[.C8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9]*[.C9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2兔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32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青蛙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1]*[.C1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大树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2]*[.C2]" office:value-type="float" office:value="3200" calcext:value-type="float">
            <text:p>32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松树、小松树、大松树、小松树丛、大松树丛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4]*[.C4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树苗、小树苗、大树苗、小树苗丛、大树苗丛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5]*[.C5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蘑菇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2" table:formula="of:=[.B7]*[.C7]" office:value-type="float" office:value="30" calcext:value-type="float">
            <text:p>30</text:p>
          </table:table-cell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10" calcext:value-type="float">
            <text:p>5510</text:p>
          </table:table-cell>
          <table:table-cell table:formula="of:=5500-[.D17]" office:value-type="float" office:value="-10" calcext:value-type="float">
            <text:p>-1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14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32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4]*[.C4]" office:value-type="float" office:value="4800" calcext:value-type="float">
            <text:p>4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7]*[.C7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2" table:formula="of:=[.B1]*[.C1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2]*[.C2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2"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450" calcext:value-type="float">
            <text:p>4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style-name="ce2"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9]*[.C9]" office:value-type="float" office:value="60" calcext:value-type="float">
            <text:p>60</text:p>
          </table:table-cell>
          <table:table-cell table:number-columns-repeated="60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5510" calcext:value-type="float">
            <text:p>5510</text:p>
          </table:table-cell>
          <table:table-cell table:formula="of:=5500-[.D16]" office:value-type="float" office:value="-10" calcext:value-type="float">
            <text:p>-1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32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formula="of:=[.B4]*[.C4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2" calcext:value-type="float">
            <text:p>2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[.B3]*[.C3]" office:value-type="float" office:value="480" calcext:value-type="float">
            <text:p>4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4]*[.C4]" office:value-type="float" office:value="660" calcext:value-type="float">
            <text:p>6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3" calcext:value-type="float">
            <text:p>3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formula="of:=[.B7]*[.C7]" office:value-type="float" office:value="360" calcext:value-type="float">
            <text:p>3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B1]*[.C1]" office:value-type="float" office:value="4500" calcext:value-type="float">
            <text:p>45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小树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2]*[.C2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大树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3]*[.C3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云杉、小云杉、大云杉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B4]*[.C4]" office:value-type="float" office:value="6600" calcext:value-type="float">
            <text:p>66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1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B1]*[.C1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formula="of:=[.B7]*[.C7]" office:value-type="float" office:value="420" calcext:value-type="float">
            <text:p>420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table:formula="of:=SUM([.D1:.D11])" office:value-type="float" office:value="6020" calcext:value-type="float">
            <text:p>602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3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table:formula="of:=[.B1]*[.C1]" office:value-type="float" office:value="2100" calcext:value-type="float">
            <text:p>21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B2]*[.C2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6000" calcext:value-type="float">
            <text:p>6000</text:p>
          </table:table-cell>
          <table:table-cell table:formula="of:=60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*1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5600" calcext:value-type="float">
            <text:p>5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3兔</text:p>
          </table:table-cell>
          <table:table-cell/>
        </table:table-row>
      </table:table>
      <table:table table:name="20200307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7" calcext:value-type="float">
            <text:p>17</text:p>
          </table:table-cell>
          <table:table-cell table:formula="of:=[.B1]*[.C1]" office:value-type="float" office:value="10200" calcext:value-type="float">
            <text:p>10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307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table:formula="of:=[.B1]*[.C1]" office:value-type="float" office:value="2700" calcext:value-type="float">
            <text:p>27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table:formula="of:=[.B2]*[.C2]" office:value-type="float" office:value="2600" calcext:value-type="float">
            <text:p>2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8000" calcext:value-type="float">
            <text:p>8000</text:p>
          </table:table-cell>
          <table:table-cell table:formula="of:=40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0.2</text:p>
          </table:table-cell>
          <table:table-cell/>
        </table:table-row>
      </table:table>
      <table:table table:name="2020022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1260" calcext:value-type="float">
            <text:p>12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table:formula="of:=[.B2]*[.C2]"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4]*[.C4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table:formula="of:=[.B8]*[.C8]"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22000" calcext:value-type="float">
            <text:p>22000</text:p>
          </table:table-cell>
          <table:table-cell table:formula="of:=5500*4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4兔</text:p>
          </table:table-cell>
          <table:table-cell/>
        </table:table-row>
      </table:table>
      <table:table table:name="202002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2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10" calcext:value-type="float">
            <text:p>5510</text:p>
          </table:table-cell>
          <table:table-cell table:formula="of:=5500-[.D12]" office:value-type="float" office:value="-10" calcext:value-type="float">
            <text:p>-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2400" calcext:value-type="float">
            <text:p>2400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 table:number-rows-repeated="11">
          <table:table-cell table:number-columns-repeated="5"/>
        </table:table-row>
        <table:table-row table:style-name="ro1">
          <table:table-cell table:number-columns-repeated="3"/>
          <table:table-cell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table:formula="of:=[.B5]*[.C5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3"/>
          <table:table-cell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2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6]*[.C6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4200" calcext:value-type="float">
            <text:p>4200</text:p>
          </table:table-cell>
          <table:table-cell/>
        </table:table-row>
        <table:table-row table:style-name="ro1">
          <table:table-cell office:value-type="string" calcext:value-type="string">
            <text:p>松树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number-columns-repeated="3"/>
          <table:table-cell table:formula="of:=SUM([.D1:.D17])" office:value-type="float" office:value="11000" calcext:value-type="float">
            <text:p>11000</text:p>
          </table:table-cell>
          <table:table-cell table:formula="of:=2*5500-[.D18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207" table:style-name="ta1">
        <table:table-column table:style-name="co2" table:number-columns-repeated="5" table:default-cell-style-name="Default"/>
        <table:table-row table:style-name="ro1" table:number-rows-repeated="12">
          <table:table-cell table:number-columns-repeated="5"/>
        </table:table-row>
        <table:table-row table:style-name="ro1">
          <table:table-cell office:value-type="string" calcext:value-type="string">
            <text:p>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6]*[.C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7]*[.C17]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2]*[.C2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3]*[.C2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4]*[.C2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5]*[.C25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松树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6]*[.C26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27]*[.C27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28]*[.C28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0]*[.C30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1]*[.C3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32]*[.C32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33]*[.C3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4]*[.C3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5]*[.C3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36]*[.C36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table:formula="of:=[.B37]*[.C37]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[.B38]*[.C38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9]*[.C39]" office:value-type="float" office:value="100" calcext:value-type="float">
            <text:p>1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6:.D42])" office:value-type="float" office:value="27000" calcext:value-type="float">
            <text:p>27000</text:p>
          </table:table-cell>
          <table:table-cell table:formula="of:=27000-[.D4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换1车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/00/0000</text:date>, <text:time style:data-style-name="N2" text:time-value="05:39:02.8703158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06T06:10:04.025910001</meta:creation-date>
    <dc:date>2020-06-05T05:44:38.258182648</dc:date>
    <meta:editing-duration>PT13H9M16S</meta:editing-duration>
    <meta:editing-cycles>131</meta:editing-cycles>
    <meta:generator>LibreOffice/6.4.4.2$Linux_X86_64 LibreOffice_project/40$Build-2</meta:generator>
    <meta:document-statistic meta:table-count="55" meta:cell-count="1912" meta:object-count="0"/>
  </office:meta>
</office:document-meta>
</file>